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Gothic" svg:font-family="Gothic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3cm"/>
    </style:style>
    <style:style style:name="gr3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3.3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notes" style:list-style-name="L6">
      <style:graphic-properties draw:fill-color="#ffffff" fo:min-height="14cm"/>
    </style:style>
    <style:style style:name="pr7" style:family="presentation" style:parent-style-name="Inspiration-notes" style:list-style-name="L6">
      <style:graphic-properties draw:fill-color="#ffffff" fo:min-height="14cm"/>
    </style:style>
    <style:style style:name="pr8" style:family="presentation" style:parent-style-name="Default1-title">
      <style:graphic-properties draw:auto-grow-height="true" fo:min-height="3.506cm"/>
    </style:style>
    <style:style style:name="pr9" style:family="presentation" style:parent-style-name="Default1-notes">
      <style:graphic-properties draw:fill-color="#ffffff" draw:auto-grow-height="true" fo:min-height="11.41cm"/>
    </style:style>
    <style:style style:name="P1" style:family="paragraph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style:font-name="Courier2" fo:text-shadow="1pt 1pt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3.556cm" svg:height="3.375cm" svg:x="23.114cm" svg:y="16.256cm" presentation:class="subtitle" presentation:user-transformed="true">
          <draw:text-box>
            <text:p><text:span text:style-name="T1">Git</text:span></text:p>
          </draw:text-box>
        </draw:frame>
        <draw:frame draw:style-name="gr1" draw:layer="layout" svg:width="2.581cm" svg:height="0.962cm" svg:x="5.08cm" svg:y="0.762cm">
          <draw:text-box>
            <text:p>tamami</text:p>
          </draw:text-box>
        </draw:frame>
        <draw:frame draw:style-name="gr2" draw:layer="layout" svg:width="2.026cm" svg:height="0.98cm" svg:x="24.13cm" svg:y="18.651cm">
          <draw:text-box>
            <text:p><text:span text:style-name="T2">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enalan dan Instal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a itu Git</text:p>
              </text:list-item>
              <text:list-item>
                <text:p>Three States</text:p>
              </text:list-item>
              <text:list-item>
                <text:p>Install (cuma tekan next)</text:p>
              </text:list-item>
              <text:list-item>
                <text:p>Setting yu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>
            <draw:text-box>
              <text:list text:style-name="L4">
                <text:list-item>
                  <text:p>bedanya dengan cvs, subversion, perforce</text:p>
                </text:list-item>
                <text:list-item>
                  <text:p>Committed, modified, and staged</text:p>
                </text:list-item>
                <text:list-item>
                  <text:p>Install windows, linux</text:p>
                </text:list-item>
                <text:list-item>
                  <text:p>Git config –global user.email tamami.oka@gmail.com</text:p>
                </text:list-item>
              </text:list>
              <text:p/>
            </draw:text-box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emulai Projec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it project</text:p>
              </text:list-item>
              <text:list-item>
                <text:p>Stagging</text:p>
              </text:list-item>
              <text:list-item>
                <text:p>Commit</text:p>
              </text:list-item>
              <text:list-item>
                <text:p>Ambil project orang dari server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user-transformed="true">
            <draw:text-box>
              <text:p><text:span text:style-name="T3">Kasih praktek</text:span></text:p>
              <text:list text:style-name="L6">
                <text:list-item>
                  <text:p><text:span text:style-name="T3">Git init</text:span></text:p>
                </text:list-item>
                <text:list-item>
                  <text:p><text:span text:style-name="T3">Git add .</text:span></text:p>
                </text:list-item>
                <text:list-item>
                  <text:p><text:span text:style-name="T3">Git commit -m “init”</text:span></text:p>
                </text:list-item>
                <text:list-item>
                  <text:p><text:span text:style-name="T3">Git status</text:span></text:p>
                </text:list-item>
                <text:list-item>
                  <text:p><text:span text:style-name="T3">Git diff</text:span></text:p>
                </text:list-item>
                <text:list-item>
                  <text:p><text:span text:style-name="T3">Git diff –staged</text:span></text:p>
                </text:list-item>
                <text:list-item>
                  <text:p><text:span text:style-name="T3">Git rm (remove file dulu, baru git rm)</text:span></text:p>
                </text:list-item>
                <text:list-item>
                  <text:p><text:span text:style-name="T3">Git mv</text:span></text:p>
                </text:list-item>
                <text:list-item>
                  <text:p><text:span text:style-name="T3">Git commit</text:span></text:p>
                </text:list-item>
                <text:list-item>
                  <text:p><text:span text:style-name="T3">Undo modified &gt; git checkout – &lt;file&gt;</text:span></text:p>
                </text:list-item>
              </text:list>
              <text:list text:style-name="L7">
                <text:list-item>
                  <text:p><text:span text:style-name="T3">Undo staging &gt; git reset HEAD &lt;file&gt;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encabanga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embuat cabang</text:p>
              </text:list-item>
              <text:list-item>
                <text:p>Menggabungkan caba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user-transformed="true">
            <draw:text-box>
              <text:list text:style-name="L6">
                <text:list-item>
                  <text:p>Git branch testing</text:p>
                </text:list-item>
                <text:list-item>
                  <text:p>Git checkout testing</text:p>
                </text:list-item>
                <text:list-item>
                  <text:p>Git merge testing (dari branch master aktif)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Github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Ini servernya</text:p>
              </text:list-item>
              <text:list-item>
                <text:p>Buat repo</text:p>
              </text:list-item>
              <text:list-item>
                <text:p>Pelihara Repo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5" draw:layer="layout" svg:width="17cm" svg:height="14cm" svg:x="2cm" svg:y="13cm" presentation:class="notes" presentation:user-transformed="true">
            <draw:text-box>
              <text:list text:style-name="L6">
                <text:list-item>
                  <text:p text:style-name="P4"><text:span text:style-name="T4">Servernya: Github, Bitbucket, Codebase, Gitlab</text:span></text:p>
                </text:list-item>
                <text:list-item>
                  <text:p text:style-name="P4"><text:span text:style-name="T4">Buat repo di github</text:span></text:p>
                </text:list-item>
                <text:list-item>
                  <text:p text:style-name="P4"><text:span text:style-name="T4">Push hasil commit ke server</text:span></text:p>
                </text:list-item>
                <text:list-item>
                  <text:p text:style-name="P4"><text:span text:style-name="T4">Clone repo</text:span></text:p>
                </text:list-item>
                <text:list-item>
                  <text:p text:style-name="P4"><text:span text:style-name="T4">Pull repo</text:span></text:p>
                </text:list-item>
              </text:list>
            </draw:text-box>
          </draw:frame>
        </presentation:notes>
      </draw:page>
      <draw:page draw:name="page6" draw:style-name="dp1" draw:master-page-name="Default1" presentation:presentation-page-layout-name="AL2T1">
        <draw:frame presentation:style-name="pr8" draw:layer="layout" svg:width="10.721cm" svg:height="3.506cm" svg:x="15.24cm" svg:y="8.128cm" presentation:class="title" presentation:user-transformed="true">
          <draw:text-box>
            <text:p>Terima kasih</text:p>
          </draw:text-box>
        </draw:frame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9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Gothic" svg:font-family="Gothic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8" draw:display-name="Gradient 8" draw:style="ellipsoid" draw:cx="25%" draw:cy="25%" draw:start-color="#23ff23" draw:end-color="#ffffff" draw:start-intensity="90%" draw:end-intensity="9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gradient" draw:fill-color="#5c8526" draw:fill-gradient-name="Gradient_20_8" draw:opacity="100%" draw:textarea-horizontal-align="center" draw:textarea-vertical-align="middle" draw:shadow-opacity="100%"/>
    </style:style>
    <style:style style:name="Mpr11" style:family="presentation" style:parent-style-name="Default1-backgroundobjects">
      <style:graphic-properties draw:stroke="none" draw:fill="gradient" draw:fill-color="#5c8526" draw:fill-gradient-name="Gradient_20_8" draw:fill-image-width="0cm" draw:fill-image-height="0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ellipse presentation:style-name="Mpr10" draw:text-style-name="MP4" draw:layer="backgroundobjects" svg:width="15.418cm" svg:height="15.358cm" svg:x="-7.709cm" svg:y="-7.679cm" draw:kind="section" draw:start-angle="270" draw:end-angle="0.04">
        <text:p/>
      </draw:ellipse>
      <draw:ellipse presentation:style-name="Mpr11" draw:text-style-name="MP4" draw:layer="backgroundobjects" svg:width="10.866cm" svg:height="10.25cm" svg:x="22.578cm" svg:y="15.875cm" draw:kind="section" draw:start-angle="90.29" draw:end-angle="180.09">
        <text:p/>
      </draw:ellipse>
      <draw:frame draw:style-name="Mgr4" draw:text-style-name="MP5" draw:layer="backgroundobjects" svg:width="9.83cm" svg:height="0.886cm" svg:x="0.983cm" svg:y="19.77cm">
        <draw:text-box>
          <text:p text:style-name="MP5"><text:span text:style-name="MT3">Autor: </text:span><text:span text:style-name="MT3"><text:author-name text:fixed="false">P Tamami</text:author-name></text:span><text:span text:style-name="MT3"> <text:s/></text:span><text:span text:style-name="MT3"><text:date style:data-style-name="D1" text:date-value="2017-02-15">2/15/17</text:date></text:span></text:p>
        </draw:text-box>
      </draw:frame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3.705cm" svg:height="10.279cm" svg:x="3.641cm" svg:y="2.853cm" presentation:class="page"/>
        <draw:frame presentation:style-name="Default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2:38:41.580810372</meta:creation-date>
    <dc:date>2017-02-15T23:36:35.188898419</dc:date>
    <meta:editing-duration>PT48M25S</meta:editing-duration>
    <meta:editing-cycles>6</meta:editing-cycles>
    <meta:generator>LibreOffice/4.2.8.2$Linux_X86_64 LibreOffice_project/420m0$Build-2</meta:generator>
    <dc:creator>P Tamami</dc:creator>
    <meta:document-statistic meta:object-count="76"/>
  </office:meta>
</office:document-meta>
</file>